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0A900000CECB42A4964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2639in" fo:margin-left="0.0924in" fo:margin-right="0.1063in" table:align="margins"/>
    </style:style>
    <style:style style:name="Table1.A" style:family="table-column">
      <style:table-column-properties style:column-width="0.5556in" style:rel-column-width="11154*"/>
    </style:style>
    <style:style style:name="Table1.B" style:family="table-column">
      <style:table-column-properties style:column-width="0.8389in" style:rel-column-width="16843*"/>
    </style:style>
    <style:style style:name="Table1.C" style:family="table-column">
      <style:table-column-properties style:column-width="1.0417in" style:rel-column-width="20915*"/>
    </style:style>
    <style:style style:name="Table1.D" style:family="table-column">
      <style:table-column-properties style:column-width="0.8278in" style:rel-column-width="16623*"/>
    </style:style>
    <style:style style:name="Table1.A1" style:family="table-cell">
      <style:table-cell-properties fo:padding="0.0382in" fo:border-left="none" fo:border-right="none" fo:border-top="none" fo:border-bottom="0.0007in solid #000000"/>
    </style:style>
    <style:style style:name="Table1.2" style:family="table-row">
      <style:table-row-properties fo:background-color="#eeeeee">
        <style:background-image/>
      </style:table-row-properties>
    </style:style>
    <style:style style:name="Table1.A2" style:family="table-cell">
      <style:table-cell-properties fo:padding="0.0382in" fo:border="none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7" style:family="table-row">
      <style:table-row-properties style:min-row-height="0.2451in"/>
    </style:style>
    <style:style style:name="Table2" style:family="table">
      <style:table-properties style:width="3.2639in" fo:margin-left="0.0924in" fo:margin-right="0.1063in" table:align="margins"/>
    </style:style>
    <style:style style:name="Table2.A" style:family="table-column">
      <style:table-column-properties style:column-width="1.366in" style:rel-column-width="27427*"/>
    </style:style>
    <style:style style:name="Table2.B" style:family="table-column">
      <style:table-column-properties style:column-width="1.8979in" style:rel-column-width="38108*"/>
    </style:style>
    <style:style style:name="Table2.A1" style:family="table-cell">
      <style:table-cell-properties fo:padding="0.0382in" fo:border-left="none" fo:border-right="none" fo:border-top="none" fo:border-bottom="0.0007in solid #000000"/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padding="0.0382in" fo:border="none"/>
    </style:style>
    <style:style style:name="Table3" style:family="table">
      <style:table-properties style:width="3.2639in" fo:margin-left="0.0924in" fo:margin-right="0.1063in" table:align="margins"/>
    </style:style>
    <style:style style:name="Table3.A" style:family="table-column">
      <style:table-column-properties style:column-width="1.0993in" style:rel-column-width="22072*"/>
    </style:style>
    <style:style style:name="Table3.B" style:family="table-column">
      <style:table-column-properties style:column-width="1.1458in" style:rel-column-width="23006*"/>
    </style:style>
    <style:style style:name="Table3.C" style:family="table-column">
      <style:table-column-properties style:column-width="1.0188in" style:rel-column-width="20457*"/>
    </style:style>
    <style:style style:name="Table3.A1" style:family="table-cell">
      <style:table-cell-properties fo:padding="0.0382in" fo:border-left="none" fo:border-right="none" fo:border-top="none" fo:border-bottom="0.0007in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padding="0.0382in" fo:border="none"/>
    </style:style>
    <style:style style:name="Table4" style:family="table">
      <style:table-properties style:width="3.2639in" fo:margin-left="0.0924in" fo:margin-right="0.1063in" table:align="margins"/>
    </style:style>
    <style:style style:name="Table4.A" style:family="table-column">
      <style:table-column-properties style:column-width="1.0993in" style:rel-column-width="22072*"/>
    </style:style>
    <style:style style:name="Table4.B" style:family="table-column">
      <style:table-column-properties style:column-width="1.1458in" style:rel-column-width="23006*"/>
    </style:style>
    <style:style style:name="Table4.C" style:family="table-column">
      <style:table-column-properties style:column-width="1.0188in" style:rel-column-width="20457*"/>
    </style:style>
    <style:style style:name="Table4.A1" style:family="table-cell">
      <style:table-cell-properties fo:padding="0.0382in" fo:border-left="none" fo:border-right="none" fo:border-top="none" fo:border-bottom="0.0007in solid #000000"/>
    </style:style>
    <style:style style:name="Table4.2" style:family="table-row">
      <style:table-row-properties style:min-row-height="0.2528in" fo:background-color="transparent">
        <style:background-image/>
      </style:table-row-properties>
    </style:style>
    <style:style style:name="Table4.A2" style:family="table-cell">
      <style:table-cell-properties fo:padding="0.0382in" fo:border="none"/>
    </style:style>
    <style:style style:name="Table5" style:family="table">
      <style:table-properties style:width="3.2639in" fo:margin-left="0.0924in" fo:margin-right="0.1063in" table:align="margins"/>
    </style:style>
    <style:style style:name="Table5.A" style:family="table-column">
      <style:table-column-properties style:column-width="0.7694in" style:rel-column-width="15449*"/>
    </style:style>
    <style:style style:name="Table5.B" style:family="table-column">
      <style:table-column-properties style:column-width="0.816in" style:rel-column-width="16383*"/>
    </style:style>
    <style:style style:name="Table5.C" style:family="table-column">
      <style:table-column-properties style:column-width="0.741in" style:rel-column-width="14877*"/>
    </style:style>
    <style:style style:name="Table5.D" style:family="table-column">
      <style:table-column-properties style:column-width="0.9375in" style:rel-column-width="18826*"/>
    </style:style>
    <style:style style:name="Table5.A1" style:family="table-cell">
      <style:table-cell-properties fo:padding="0.0382in" fo:border-left="none" fo:border-right="none" fo:border-top="none" fo:border-bottom="0.0007in solid #000000"/>
    </style:style>
    <style:style style:name="Table5.2" style:family="table-row">
      <style:table-row-properties style:min-row-height="0.2757in" fo:background-color="transparent">
        <style:background-image/>
      </style:table-row-properties>
    </style:style>
    <style:style style:name="Table5.A2" style:family="table-cell">
      <style:table-cell-properties fo:padding="0.0382in" fo:border="none"/>
    </style:style>
    <style:style style:name="Table6" style:family="table">
      <style:table-properties style:width="3.2639in" fo:margin-left="0.0924in" fo:margin-right="0.1063in" table:align="margins"/>
    </style:style>
    <style:style style:name="Table6.A" style:family="table-column">
      <style:table-column-properties style:column-width="1.0993in" style:rel-column-width="22072*"/>
    </style:style>
    <style:style style:name="Table6.B" style:family="table-column">
      <style:table-column-properties style:column-width="1.1458in" style:rel-column-width="23006*"/>
    </style:style>
    <style:style style:name="Table6.C" style:family="table-column">
      <style:table-column-properties style:column-width="1.0188in" style:rel-column-width="20457*"/>
    </style:style>
    <style:style style:name="Table6.A1" style:family="table-cell">
      <style:table-cell-properties fo:padding="0.0382in" fo:border-left="none" fo:border-right="none" fo:border-top="none" fo:border-bottom="0.0007in solid #000000"/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="none"/>
    </style:style>
    <style:style style:name="Table7" style:family="table">
      <style:table-properties style:width="3.2639in" fo:margin-left="0.0924in" fo:margin-right="0.1063in" table:align="margins"/>
    </style:style>
    <style:style style:name="Table7.A" style:family="table-column">
      <style:table-column-properties style:column-width="0.7757in" style:rel-column-width="15575*"/>
    </style:style>
    <style:style style:name="Table7.B" style:family="table-column">
      <style:table-column-properties style:column-width="2.4882in" style:rel-column-width="49960*"/>
    </style:style>
    <style:style style:name="Table7.A1" style:family="table-cell">
      <style:table-cell-properties fo:padding="0.0382in" fo:border-left="none" fo:border-right="none" fo:border-top="none" fo:border-bottom="0.0007in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="none"/>
    </style:style>
    <style:style style:name="Table8" style:family="table">
      <style:table-properties style:width="6.7264in" fo:margin-left="0.0924in" fo:margin-right="0.1063in" table:align="margins"/>
    </style:style>
    <style:style style:name="Table8.A" style:family="table-column">
      <style:table-column-properties style:column-width="0.6097in" style:rel-column-width="5939*"/>
    </style:style>
    <style:style style:name="Table8.D" style:family="table-column">
      <style:table-column-properties style:column-width="0.6125in" style:rel-column-width="5967*"/>
    </style:style>
    <style:style style:name="Table8.F" style:family="table-column">
      <style:table-column-properties style:column-width="0.6139in" style:rel-column-width="5981*"/>
    </style:style>
    <style:style style:name="Table8.I" style:family="table-column">
      <style:table-column-properties style:column-width="0.6153in" style:rel-column-width="5995*"/>
    </style:style>
    <style:style style:name="Table8.J" style:family="table-column">
      <style:table-column-properties style:column-width="0.6396in" style:rel-column-width="6232*"/>
    </style:style>
    <style:style style:name="Table8.K" style:family="table-column">
      <style:table-column-properties style:column-width="0.5764in" style:rel-column-width="5614*"/>
    </style:style>
    <style:style style:name="Table8.A1" style:family="table-cell">
      <style:table-cell-properties fo:padding="0.0382in" fo:border-left="none" fo:border-right="none" fo:border-top="none" fo:border-bottom="0.0007in solid #000000"/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padding="0.0382in" fo:border="none"/>
    </style:style>
    <style:style style:name="Table10" style:family="table">
      <style:table-properties style:width="6.7264in" fo:margin-left="0.0924in" fo:margin-right="0.1063in" table:align="margins"/>
    </style:style>
    <style:style style:name="Table10.A" style:family="table-column">
      <style:table-column-properties style:column-width="3.4458in" style:rel-column-width="33576*"/>
    </style:style>
    <style:style style:name="Table10.B" style:family="table-column">
      <style:table-column-properties style:column-width="3.2806in" style:rel-column-width="31959*"/>
    </style:style>
    <style:style style:name="Table10.A1" style:family="table-cell">
      <style:table-cell-properties fo:padding="0.0382in" fo:border-left="none" fo:border-right="none" fo:border-top="none" fo:border-bottom="0.0007in solid #000000"/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0.A2" style:family="table-cell">
      <style:table-cell-properties fo:padding="0.0382in" fo:border="none"/>
    </style:style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line-height="0.1in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0.3299in"/>
    </style:style>
    <style:style style:name="P5" style:family="paragraph" style:parent-style-name="Standard">
      <style:text-properties fo:font-size="24pt" style:text-underline-style="solid" style:text-underline-width="auto" style:text-underline-color="font-color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>
      <style:paragraph-properties fo:text-align="start"/>
      <style:text-properties style:text-line-through-style="none" style:font-name="Arial" fo:font-size="14pt" fo:font-style="normal" style:text-underline-style="none" fo:font-weight="normal"/>
    </style:style>
    <style:style style:name="P9" style:family="paragraph">
      <style:paragraph-properties fo:text-align="start"/>
      <style:text-properties style:text-line-through-style="none" style:font-name="Arial" fo:font-size="24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font-name="Arial" fo:font-size="12pt" fo:font-style="normal" style:text-underline-style="none" fo:font-weight="normal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2" style:family="paragraph">
      <style:paragraph-properties fo:text-align="start"/>
      <style:text-properties style:text-line-through-style="none" style:font-name="Arial" fo:font-size="10pt" fo:font-style="normal" style:text-underline-style="none" fo:font-weight="normal"/>
    </style:style>
    <style:style style:name="P13" style:family="paragraph">
      <style:paragraph-properties fo:text-align="start"/>
      <style:text-properties style:text-line-through-style="none" style:font-name="Arial" fo:font-size="20pt" fo:font-style="normal" style:text-underline-style="none" fo:font-weight="normal"/>
    </style:style>
    <style:style style:name="P14" style:family="paragraph">
      <style:paragraph-properties fo:text-align="start"/>
      <style:text-properties style:text-line-through-style="none" style:font-name="Arial" fo:font-size="5pt" fo:font-style="normal" style:text-underline-style="none" fo:font-weight="bold"/>
    </style:style>
    <style:style style:name="P15" style:family="paragraph">
      <style:paragraph-properties fo:text-align="center"/>
      <style:text-properties style:text-line-through-style="none" style:font-name="Arial" fo:font-size="5pt" fo:font-style="normal" style:text-underline-style="none" fo:font-weight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fo:background-color="#eeeeee" fo:border="none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5" style:family="graphic">
      <style:graphic-properties fo:background-color="#eeeeee"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6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7" style:family="graphic">
      <style:graphic-properties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fo:background-color="#eeeeee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11" style:family="graphic">
      <style:graphic-properties fo:background-color="#eeeeee" fo:border="none" style:vertical-pos="from-top" style:vertical-rel="page" style:horizontal-pos="from-left" style:horizontal-rel="paragraph" draw:wrap-influence-on-position="once-concurrent" style:flow-with-text="false"/>
    </style:style>
    <style:style style:name="gr12" style:family="graphic">
      <style:graphic-properties draw:textarea-vertical-align="middle" fo:background-color="#ffffff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textarea-vertical-align="middle" fo:background-color="#eeeee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textarea-vertical-align="middle" fo:background-color="#ffffff" style:vertical-pos="from-top" style:vertical-rel="page" style:horizontal-pos="from-left" style:horizontal-rel="paragraph" draw:wrap-influence-on-position="once-concurrent" style:flow-with-text="false"/>
    </style:style>
    <style:style style:name="gr15" style:family="graphic">
      <style:graphic-properties draw:textarea-vertical-align="middle" fo:background-color="#ffffff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 xlink:href="" xlink:type="simple">
          <form:properties>
            <form:property form:property-name="URL" office:value-type="string" office:string-value=""/>
          </form:properties>
          <form:fixed-text form:name="Label Field 1" form:control-implementation="ooo:com.sun.star.form.component.FixedText" xml:id="control1" form:id="control1" form:label="Rogue - Level"/>
          <form:text form:name="characterName" form:control-implementation="ooo:com.sun.star.form.component.TextField" xml:id="control2" form:id="control2" form:max-length="1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area form:name="characterLevel" form:control-implementation="ooo:com.sun.star.form.component.TextField" xml:id="control3" form:id="control3" form:current-value="4" form:value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 form:name="baseStr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Dex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on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Int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Wis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aseCha" form:control-implementation="ooo:com.sun.star.form.component.TextField" xml:id="control9" form:id="control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Str" form:control-implementation="ooo:com.sun.star.form.component.TextField" xml:id="control10" form:id="control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Dex" form:control-implementation="ooo:com.sun.star.form.component.TextField" xml:id="control11" form:id="control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on" form:control-implementation="ooo:com.sun.star.form.component.TextField" xml:id="control12" form:id="control1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Int" form:control-implementation="ooo:com.sun.star.form.component.TextField" xml:id="control13" form:id="control1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Wis" form:control-implementation="ooo:com.sun.star.form.component.TextField" xml:id="control14" form:id="control1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otalCha" form:control-implementation="ooo:com.sun.star.form.component.TextField" xml:id="control15" form:id="control1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Str" form:control-implementation="ooo:com.sun.star.form.component.TextField" xml:id="control16" form:id="control1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Dex" form:control-implementation="ooo:com.sun.star.form.component.TextField" xml:id="control17" form:id="control1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on" form:control-implementation="ooo:com.sun.star.form.component.TextField" xml:id="control18" form:id="control1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Int" form:control-implementation="ooo:com.sun.star.form.component.TextField" xml:id="control19" form:id="control1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Wis" form:control-implementation="ooo:com.sun.star.form.component.TextField" xml:id="control20" form:id="control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bonusCha" form:control-implementation="ooo:com.sun.star.form.component.TextField" xml:id="control21" form:id="control2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hitPoints" form:control-implementation="ooo:com.sun.star.form.component.TextField" xml:id="control22" form:id="control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genPerRoom" form:control-implementation="ooo:com.sun.star.form.component.TextField" xml:id="control23" form:id="control2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fortSave" form:control-implementation="ooo:com.sun.star.form.component.TextField" xml:id="control24" form:id="control2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flexSave" form:control-implementation="ooo:com.sun.star.form.component.TextField" xml:id="control25" form:id="control2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willSave" form:control-implementation="ooo:com.sun.star.form.component.TextField" xml:id="control26" form:id="control2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Hit" form:control-implementation="ooo:com.sun.star.form.component.TextField" xml:id="control27" form:id="control2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" form:control-implementation="ooo:com.sun.star.form.component.TextField" xml:id="control28" form:id="control2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AC" form:control-implementation="ooo:com.sun.star.form.component.TextField" xml:id="control29" form:id="control2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AC" form:control-implementation="ooo:com.sun.star.form.component.TextField" xml:id="control30" form:id="control3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Dmg" form:control-implementation="ooo:com.sun.star.form.component.TextField" xml:id="control31" form:id="control3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Hit" form:control-implementation="ooo:com.sun.star.form.component.TextField" xml:id="control32" form:id="control3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Dmg" form:control-implementation="ooo:com.sun.star.form.component.TextField" xml:id="control33" form:id="control3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Heal" form:control-implementation="ooo:com.sun.star.form.component.TextField" xml:id="control34" form:id="control3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pellRes" form:control-implementation="ooo:com.sun.star.form.component.TextField" xml:id="control35" form:id="control3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Types" form:control-implementation="ooo:com.sun.star.form.component.TextField" xml:id="control36" form:id="control3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etDmg" form:control-implementation="ooo:com.sun.star.form.component.TextField" xml:id="control37" form:id="control3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rangeMissileAC" form:control-implementation="ooo:com.sun.star.form.component.TextField" xml:id="control38" form:id="control3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meleeDmgTypes" form:control-implementation="ooo:com.sun.star.form.component.TextField" xml:id="control39" form:id="control3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0" form:id="control40" form:label="Types:"/>
          <form:text form:name="rangeDmgTypes" form:control-implementation="ooo:com.sun.star.form.component.TextField" xml:id="control41" form:id="control4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2" form:control-implementation="ooo:com.sun.star.form.component.FixedText" xml:id="control42" form:id="control42" form:label="Types:"/>
          <form:text form:name="drMelee" form:control-implementation="ooo:com.sun.star.form.component.TextField" xml:id="control43" form:id="control4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Range" form:control-implementation="ooo:com.sun.star.form.component.TextField" xml:id="control44" form:id="control4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pell" form:control-implementation="ooo:com.sun.star.form.component.TextField" xml:id="control45" form:id="control4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Fire" form:control-implementation="ooo:com.sun.star.form.component.TextField" xml:id="control46" form:id="control4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Cold" form:control-implementation="ooo:com.sun.star.form.component.TextField" xml:id="control47" form:id="control4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hock" form:control-implementation="ooo:com.sun.star.form.component.TextField" xml:id="control48" form:id="control4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onic" form:control-implementation="ooo:com.sun.star.form.component.TextField" xml:id="control49" form:id="control4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Eldritch" form:control-implementation="ooo:com.sun.star.form.component.TextField" xml:id="control50" form:id="control5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Poison" form:control-implementation="ooo:com.sun.star.form.component.TextField" xml:id="control51" form:id="control5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Darkrift" form:control-implementation="ooo:com.sun.star.form.component.TextField" xml:id="control52" form:id="control5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drSacred" form:control-implementation="ooo:com.sun.star.form.component.TextField" xml:id="control53" form:id="control5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ax" form:control-implementation="ooo:com.sun.star.form.component.TextField" xml:id="control54" form:id="control5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treasureMin" form:control-implementation="ooo:com.sun.star.form.component.TextField" xml:id="control55" form:id="control5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fixed-text form:name="Label Field 3" form:control-implementation="ooo:com.sun.star.form.component.FixedText" xml:id="control56" form:id="control56" form:label="Cannot Be Surprised:"/>
          <form:fixed-text form:name="Label Field 3" form:control-implementation="ooo:com.sun.star.form.component.FixedText" xml:id="control57" form:id="control57" form:label="Free Movement:"/>
          <form:fixed-text form:name="Label Field 3" form:control-implementation="ooo:com.sun.star.form.component.FixedText" xml:id="control58" form:id="control58" form:label="Level:"/>
          <form:fixed-text form:name="Label Field 3" form:control-implementation="ooo:com.sun.star.form.component.FixedText" xml:id="control59" form:id="control59" form:label="Psychic Powers:"/>
          <form:fixed-text form:name="Label Field 4" form:control-implementation="ooo:com.sun.star.form.component.FixedText" xml:id="control60" form:id="control60" form:label="Initiative Bonus:"/>
          <form:textarea form:name="cannotBeSurprised" form:control-implementation="ooo:com.sun.star.form.component.TextField" xml:id="control61" form:id="control61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freeMovement" form:control-implementation="ooo:com.sun.star.form.component.TextField" xml:id="control62" form:id="control62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sPsychic" form:control-implementation="ooo:com.sun.star.form.component.TextField" xml:id="control63" form:id="control63" form:current-value="No" form:value="No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sychicLevel" form:control-implementation="ooo:com.sun.star.form.component.TextField" xml:id="control64" form:id="control64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nitiativeBonus" form:control-implementation="ooo:com.sun.star.form.component.TextField" xml:id="control65" form:id="control65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" form:control-implementation="ooo:com.sun.star.form.component.TextField" xml:id="control66" form:id="control6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Hit" form:control-implementation="ooo:com.sun.star.form.component.TextField" xml:id="control67" form:id="control67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Dmg" form:control-implementation="ooo:com.sun.star.form.component.TextField" xml:id="control68" form:id="control68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MeleeAC" form:control-implementation="ooo:com.sun.star.form.component.TextField" xml:id="control69" form:id="control69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Hit" form:control-implementation="ooo:com.sun.star.form.component.TextField" xml:id="control70" form:id="control70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Dmg" form:control-implementation="ooo:com.sun.star.form.component.TextField" xml:id="control71" form:id="control71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AC" form:control-implementation="ooo:com.sun.star.form.component.TextField" xml:id="control72" form:id="control72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angeMissileAC" form:control-implementation="ooo:com.sun.star.form.component.TextField" xml:id="control73" form:id="control73" form:current-value="0" form:value="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Fort" form:control-implementation="ooo:com.sun.star.form.component.TextField" xml:id="control74" form:id="control74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Reflex" form:control-implementation="ooo:com.sun.star.form.component.TextField" xml:id="control75" form:id="control75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Will" form:control-implementation="ooo:com.sun.star.form.component.TextField" xml:id="control76" form:id="control76" form:current-value="120" form:value="12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checkbox form:name="Check Box 2" form:control-implementation="ooo:com.sun.star.form.component.CheckBox" xml:id="control77" form:id="control77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78" form:id="control78"/>
          <form:checkbox form:name="pcCBS" form:control-implementation="ooo:com.sun.star.form.component.CheckBox" xml:id="control79" form:id="control7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5" form:control-implementation="ooo:com.sun.star.form.component.FixedText" xml:id="control80" form:id="control80"/>
          <form:checkbox form:name="pcFM" form:control-implementation="ooo:com.sun.star.form.component.CheckBox" xml:id="control81" form:id="control8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P" form:control-implementation="ooo:com.sun.star.form.component.CheckBox" xml:id="control82" form:id="control8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fixed-text form:name="Label Field 6" form:control-implementation="ooo:com.sun.star.form.component.FixedText" xml:id="control83" form:id="control83"/>
          <form:fixed-text form:name="Label Field 6" form:control-implementation="ooo:com.sun.star.form.component.FixedText" xml:id="control84" form:id="control84"/>
          <form:fixed-text form:name="Label Field 6" form:control-implementation="ooo:com.sun.star.form.component.FixedText" xml:id="control85" form:id="control85"/>
          <form:fixed-text form:name="Label Field 6" form:control-implementation="ooo:com.sun.star.form.component.FixedText" xml:id="control86" form:id="control86"/>
          <form:fixed-text form:name="Label Field 6" form:control-implementation="ooo:com.sun.star.form.component.FixedText" xml:id="control87" form:id="control87"/>
          <form:fixed-text form:name="Label Field 6" form:control-implementation="ooo:com.sun.star.form.component.FixedText" xml:id="control88" form:id="control88"/>
          <form:fixed-text form:name="Label Field 6" form:control-implementation="ooo:com.sun.star.form.component.FixedText" xml:id="control89" form:id="control89"/>
          <form:fixed-text form:name="Label Field 6" form:control-implementation="ooo:com.sun.star.form.component.FixedText" xml:id="control90" form:id="control90"/>
          <form:checkbox form:name="pcMeleeFire" form:control-implementation="ooo:com.sun.star.form.component.CheckBox" xml:id="control91" form:id="control9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Eldritch" form:control-implementation="ooo:com.sun.star.form.component.CheckBox" xml:id="control92" form:id="control9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Poison" form:control-implementation="ooo:com.sun.star.form.component.CheckBox" xml:id="control93" form:id="control9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acred" form:control-implementation="ooo:com.sun.star.form.component.CheckBox" xml:id="control94" form:id="control9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Cold" form:control-implementation="ooo:com.sun.star.form.component.CheckBox" xml:id="control95" form:id="control9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hock" form:control-implementation="ooo:com.sun.star.form.component.CheckBox" xml:id="control96" form:id="control9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Sonic" form:control-implementation="ooo:com.sun.star.form.component.CheckBox" xml:id="control97" form:id="control9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MeleeDarkrift" form:control-implementation="ooo:com.sun.star.form.component.CheckBox" xml:id="control98" form:id="control9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Fire" form:control-implementation="ooo:com.sun.star.form.component.CheckBox" xml:id="control99" form:id="control9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Eldritch" form:control-implementation="ooo:com.sun.star.form.component.CheckBox" xml:id="control100" form:id="control10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Poison" form:control-implementation="ooo:com.sun.star.form.component.CheckBox" xml:id="control101" form:id="control10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acred" form:control-implementation="ooo:com.sun.star.form.component.CheckBox" xml:id="control102" form:id="control10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Fire" form:control-implementation="ooo:com.sun.star.form.component.CheckBox" xml:id="control103" form:id="control10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Eldritch" form:control-implementation="ooo:com.sun.star.form.component.CheckBox" xml:id="control104" form:id="control10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Poison" form:control-implementation="ooo:com.sun.star.form.component.CheckBox" xml:id="control105" form:id="control105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acred" form:control-implementation="ooo:com.sun.star.form.component.CheckBox" xml:id="control106" form:id="control106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Cold" form:control-implementation="ooo:com.sun.star.form.component.CheckBox" xml:id="control107" form:id="control107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hock" form:control-implementation="ooo:com.sun.star.form.component.CheckBox" xml:id="control108" form:id="control108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Sonic" form:control-implementation="ooo:com.sun.star.form.component.CheckBox" xml:id="control109" form:id="control109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angeDarkrift" form:control-implementation="ooo:com.sun.star.form.component.CheckBox" xml:id="control110" form:id="control110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Cold" form:control-implementation="ooo:com.sun.star.form.component.CheckBox" xml:id="control111" form:id="control111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hock" form:control-implementation="ooo:com.sun.star.form.component.CheckBox" xml:id="control112" form:id="control112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Sonic" form:control-implementation="ooo:com.sun.star.form.component.CheckBox" xml:id="control113" form:id="control113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pcRetDarkrift" form:control-implementation="ooo:com.sun.star.form.component.CheckBox" xml:id="control114" form:id="control114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textarea form:name="pcRetDmg" form:control-implementation="ooo:com.sun.star.form.component.TextField" xml:id="control115" form:id="control115" form:current-value="99" form:value="9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16" form:id="control116" form:label="Treasure" form:multi-line="true"/>
          <form:fixed-text form:name="Label Field 7" form:control-implementation="ooo:com.sun.star.form.component.FixedText" xml:id="control117" form:id="control117" form:label="Min" form:multi-line="true"/>
          <form:fixed-text form:name="Label Field 7" form:control-implementation="ooo:com.sun.star.form.component.FixedText" xml:id="control118" form:id="control118" form:label="Max" form:multi-line="true"/>
          <form:fixed-text form:name="Label Field 5" form:control-implementation="ooo:com.sun.star.form.component.FixedText" xml:id="control119" form:id="control119"/>
          <form:textarea form:name="pcTreasureMin" form:control-implementation="ooo:com.sun.star.form.component.TextField" xml:id="control120" form:id="control120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pcTreasureMax" form:control-implementation="ooo:com.sun.star.form.component.TextField" xml:id="control121" form:id="control121" form:current-value="3" form:value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textarea form:name="itemListCnt" form:control-implementation="ooo:com.sun.star.form.component.TextField" xml:id="control122" form:id="control12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"/>
            </form:properties>
          </form:textarea>
          <form:fixed-text form:name="Label Field 7" form:control-implementation="ooo:com.sun.star.form.component.FixedText" xml:id="control123" form:id="control123" form:label="Treasure" form:multi-line="true"/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38" draw:style-name="gr7" draw:text-style-name="P11" svg:width="2.7488in" svg:height="0.2343in" svg:x="4.8602in" svg:y="2.6339in" draw:control="control39"/>
      <draw:control text:anchor-type="page" text:anchor-page-number="1" draw:z-index="39" draw:style-name="gr8" draw:text-style-name="P11" svg:width="0.5933in" svg:height="0.3406in" svg:x="4.3425in" svg:y="2.5736in" draw:control="control42"/>
      <draw:control text:anchor-type="page" text:anchor-page-number="1" draw:z-index="40" draw:style-name="gr8" draw:text-style-name="P11" svg:width="0.5933in" svg:height="0.3406in" svg:x="4.3484in" svg:y="3.7638in" draw:control="control40"/>
      <draw:control text:anchor-type="page" text:anchor-page-number="1" draw:z-index="41" draw:style-name="gr7" draw:text-style-name="P11" svg:width="2.7488in" svg:height="0.2343in" svg:x="4.8598in" svg:y="3.8291in" draw:control="control41"/>
      <draw:control text:anchor-type="page" text:anchor-page-number="3" draw:z-index="67" draw:style-name="gr7" draw:text-style-name="P10" svg:width="0.3185in" svg:height="0.2197in" svg:x="0.8327in" svg:y="1.9098in" draw:control="control67"/>
      <draw:control text:anchor-type="page" text:anchor-page-number="3" draw:z-index="68" draw:style-name="gr7" draw:text-style-name="P10" svg:width="0.3185in" svg:height="0.2197in" svg:x="1.2598in" svg:y="1.9098in" draw:control="control68"/>
      <draw:control text:anchor-type="page" text:anchor-page-number="3" draw:z-index="69" draw:style-name="gr10" draw:text-style-name="P10" svg:width="0.3185in" svg:height="0.3051in" svg:x="1.7299in" svg:y="1.9098in" draw:control="control69"/>
      <draw:control text:anchor-type="page" text:anchor-page-number="3" draw:z-index="70" draw:style-name="gr7" draw:text-style-name="P10" svg:width="0.3185in" svg:height="0.2197in" svg:x="2.1098in" svg:y="1.9098in" draw:control="control70"/>
      <draw:control text:anchor-type="page" text:anchor-page-number="3" draw:z-index="71" draw:style-name="gr7" draw:text-style-name="P10" svg:width="0.3185in" svg:height="0.2197in" svg:x="2.5402in" svg:y="1.9098in" draw:control="control71"/>
      <draw:control text:anchor-type="page" text:anchor-page-number="3" draw:z-index="72" draw:style-name="gr11" draw:text-style-name="P10" svg:width="0.2787in" svg:height="0.2996in" svg:x="2.9917in" svg:y="1.9098in" draw:control="control72"/>
      <draw:control text:anchor-type="page" text:anchor-page-number="3" draw:z-index="73" draw:style-name="gr7" draw:text-style-name="P10" svg:width="0.2079in" svg:height="0.2197in" svg:x="3.4307in" svg:y="1.9098in" draw:control="control73"/>
      <draw:control text:anchor-type="page" text:anchor-page-number="3" draw:z-index="74" draw:style-name="gr7" draw:text-style-name="P10" svg:width="0.2787in" svg:height="0.2197in" svg:x="3.7201in" svg:y="1.9098in" draw:control="control74"/>
      <draw:control text:anchor-type="page" text:anchor-page-number="3" draw:z-index="75" draw:style-name="gr7" draw:text-style-name="P10" svg:width="0.2787in" svg:height="0.2197in" svg:x="4.0799in" svg:y="1.9098in" draw:control="control75"/>
      <draw:control text:anchor-type="page" text:anchor-page-number="3" draw:z-index="76" draw:style-name="gr7" draw:text-style-name="P10" svg:width="0.2787in" svg:height="0.2197in" svg:x="4.4402in" svg:y="1.9098in" draw:control="control76"/>
      <draw:control text:anchor-type="page" text:anchor-page-number="3" draw:z-index="115" draw:style-name="gr7" draw:text-style-name="P10" svg:width="0.2606in" svg:height="0.228in" svg:x="4.7902in" svg:y="2.25in" draw:control="control115"/>
      <draw:control text:anchor-type="page" text:anchor-page-number="3" draw:z-index="116" draw:style-name="gr14" draw:text-style-name="P14" svg:width="0.3004in" svg:height="0.1004in" svg:x="7.0098in" svg:y="1.5098in" draw:control="control123"/>
      <draw:control text:anchor-type="page" text:anchor-page-number="3" draw:z-index="117" draw:style-name="gr15" draw:text-style-name="P14" svg:width="0.3004in" svg:height="0.1004in" svg:x="7.3646in" svg:y="1.5098in" draw:control="control116"/>
      <draw:control text:anchor-type="page" text:anchor-page-number="3" draw:z-index="118" draw:style-name="gr15" draw:text-style-name="P15" svg:width="0.3004in" svg:height="0.1303in" svg:x="7in" svg:y="1.6098in" draw:control="control117"/>
      <draw:control text:anchor-type="page" text:anchor-page-number="3" draw:z-index="119" draw:style-name="gr15" draw:text-style-name="P15" svg:width="0.3004in" svg:height="0.1303in" svg:x="7.3598in" svg:y="1.6098in" draw:control="control118"/>
      <draw:control text:anchor-type="page" text:anchor-page-number="3" draw:z-index="121" draw:style-name="gr7" draw:text-style-name="P10" svg:width="0.3031in" svg:height="0.298in" svg:x="7.0055in" svg:y="1.9063in" draw:control="control120"/>
      <draw:control text:anchor-type="page" text:anchor-page-number="3" draw:z-index="122" draw:style-name="gr7" draw:text-style-name="P10" svg:width="0.3031in" svg:height="0.298in" svg:x="7.3598in" svg:y="1.9146in" draw:control="control121"/>
      <text:p text:style-name="Standard"><draw:control text:anchor-type="paragraph" draw:z-index="1" draw:style-name="gr2" draw:text-style-name="P9" svg:width="3.628in" svg:height="0.3594in" svg:x="0.0571in" svg:y="0.1626in" draw:control="control2"/></text:p>
      <text:p text:style-name="P5"><draw:control text:anchor-type="paragraph" draw:z-index="2" draw:style-name="gr2" draw:text-style-name="P8" svg:width="0.2803in" svg:height="0.2303in" svg:x="1.3299in" svg:y="0.3701in" draw:control="control3"/> <text:s text:c="85"/></text:p>
      <text:p text:style-name="P1"><draw:control text:anchor-type="paragraph" draw:z-index="0" draw:style-name="gr1" draw:text-style-name="P8" svg:width="1.2134in" svg:height="0.1976in" svg:x="0.0736in" svg:y="0.0138in" draw:control="control1"/></text:p>
      <text:p text:style-name="Standard"><text:span text:style-name="Strong_20_Emphasis"/></text:p>
      <text:section text:style-name="Sect1" text:name="Section1">
        <text:p text:style-name="Standard"><text:span text:style-name="Strong_20_Emphasis"><text:s text:c="2"/></text:span><text:span text:style-name="Strong_20_Emphasis"><text:span text:style-name="T3">Base Stats</text:span></text:span><text:span text:style-name="Strong_20_Emphasis"><text:span text:style-name="T2"> <text:s text:c="60"/></text:span></text:span></text:p>
        <text:p text:style-name="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P6">Base</text:p>
            </table:table-cell>
            <table:table-cell table:style-name="Table1.A1" office:value-type="string">
              <text:p text:style-name="P6">Score</text:p>
            </table:table-cell>
            <table:table-cell table:style-name="Table1.A1" office:value-type="string">
              <text:p text:style-name="P6">Bonus</text:p>
            </table:table-cell>
          </table:table-row>
          <table:table-row table:style-name="Table1.2">
            <table:table-cell table:style-name="Table1.A2" office:value-type="string">
              <text:p text:style-name="P7">STR</text:p>
            </table:table-cell>
            <table:table-cell table:style-name="Table1.A2" office:value-type="string">
              <text:p text:style-name="P6"><draw:control text:anchor-type="as-char" draw:z-index="3" draw:style-name="gr3" draw:text-style-name="P10" svg:width="0.7287in" svg:height="0.1717in" draw:control="control4"/></text:p>
            </table:table-cell>
            <table:table-cell table:style-name="Table1.A2" office:value-type="string">
              <text:p text:style-name="P6"><draw:control text:anchor-type="as-char" draw:z-index="9" draw:style-name="gr5" draw:text-style-name="P10" svg:width="0.9252in" svg:height="0.1717in" draw:control="control10"/></text:p>
            </table:table-cell>
            <table:table-cell table:style-name="Table1.A2" office:value-type="string">
              <text:p text:style-name="P6"><draw:control text:anchor-type="as-char" draw:z-index="15" draw:style-name="gr5" draw:text-style-name="P10" svg:width="0.6906in" svg:height="0.1717in" draw:control="control16"/></text:p>
            </table:table-cell>
          </table:table-row>
          <table:table-row table:style-name="Table1.3">
            <table:table-cell table:style-name="Table1.A2" office:value-type="string">
              <text:p text:style-name="P7">DEX</text:p>
            </table:table-cell>
            <table:table-cell table:style-name="Table1.A2" office:value-type="string">
              <text:p text:style-name="P6"><draw:control text:anchor-type="as-char" draw:z-index="4" draw:style-name="gr4" draw:text-style-name="P10" svg:width="0.7303in" svg:height="0.1717in" draw:control="control5"/></text:p>
            </table:table-cell>
            <table:table-cell table:style-name="Table1.A2" office:value-type="string">
              <text:p text:style-name="P6"><draw:control text:anchor-type="as-char" draw:z-index="10" draw:style-name="gr4" draw:text-style-name="P10" svg:width="0.9205in" svg:height="0.1717in" draw:control="control11"/></text:p>
            </table:table-cell>
            <table:table-cell table:style-name="Table1.A2" office:value-type="string">
              <text:p text:style-name="P6"><draw:control text:anchor-type="as-char" draw:z-index="16" draw:style-name="gr4" draw:text-style-name="P10" svg:width="0.7177in" svg:height="0.1717in" draw:control="control17"/></text:p>
            </table:table-cell>
          </table:table-row>
          <table:table-row table:style-name="Table1.2">
            <table:table-cell table:style-name="Table1.A2" office:value-type="string">
              <text:p text:style-name="P7">CON</text:p>
            </table:table-cell>
            <table:table-cell table:style-name="Table1.A2" office:value-type="string">
              <text:p text:style-name="P6"><draw:control text:anchor-type="as-char" draw:z-index="5" draw:style-name="gr5" draw:text-style-name="P10" svg:width="0.7248in" svg:height="0.1717in" draw:control="control6"/></text:p>
            </table:table-cell>
            <table:table-cell table:style-name="Table1.A2" office:value-type="string">
              <text:p text:style-name="P6"><draw:control text:anchor-type="as-char" draw:z-index="11" draw:style-name="gr5" draw:text-style-name="P10" svg:width="0.8752in" svg:height="0.1717in" draw:control="control12"/></text:p>
            </table:table-cell>
            <table:table-cell table:style-name="Table1.A2" office:value-type="string">
              <text:p text:style-name="P6"><draw:control text:anchor-type="as-char" draw:z-index="17" draw:style-name="gr5" draw:text-style-name="P10" svg:width="0.7079in" svg:height="0.1717in" draw:control="control18"/></text:p>
            </table:table-cell>
          </table:table-row>
          <table:table-row>
            <table:table-cell table:style-name="Table1.A2" office:value-type="string">
              <text:p text:style-name="P7">INT</text:p>
            </table:table-cell>
            <table:table-cell table:style-name="Table1.A2" office:value-type="string">
              <text:p text:style-name="P6"><draw:control text:anchor-type="as-char" draw:z-index="6" draw:style-name="gr4" draw:text-style-name="P10" svg:width="0.7252in" svg:height="0.1717in" draw:control="control7"/></text:p>
            </table:table-cell>
            <table:table-cell table:style-name="Table1.A2" office:value-type="string">
              <text:p text:style-name="P6"><draw:control text:anchor-type="as-char" draw:z-index="12" draw:style-name="gr4" draw:text-style-name="P10" svg:width="0.874in" svg:height="0.1717in" draw:control="control13"/></text:p>
            </table:table-cell>
            <table:table-cell table:style-name="Table1.A2" office:value-type="string">
              <text:p text:style-name="P6"><draw:control text:anchor-type="as-char" draw:z-index="18" draw:style-name="gr4" draw:text-style-name="P10" svg:width="0.6961in" svg:height="0.1717in" draw:control="control19"/></text:p>
            </table:table-cell>
          </table:table-row>
          <table:table-row table:style-name="Table1.2">
            <table:table-cell table:style-name="Table1.A2" office:value-type="string">
              <text:p text:style-name="P7">WIS</text:p>
            </table:table-cell>
            <table:table-cell table:style-name="Table1.A2" office:value-type="string">
              <text:p text:style-name="P6"><draw:control text:anchor-type="as-char" draw:z-index="7" draw:style-name="gr5" draw:text-style-name="P10" svg:width="0.7295in" svg:height="0.1717in" draw:control="control8"/></text:p>
            </table:table-cell>
            <table:table-cell table:style-name="Table1.A2" office:value-type="string">
              <text:p text:style-name="P6"><draw:control text:anchor-type="as-char" draw:z-index="13" draw:style-name="gr5" draw:text-style-name="P10" svg:width="0.8713in" svg:height="0.1717in" draw:control="control14"/></text:p>
            </table:table-cell>
            <table:table-cell table:style-name="Table1.A2" office:value-type="string">
              <text:p text:style-name="P6"><draw:control text:anchor-type="as-char" draw:z-index="19" draw:style-name="gr5" draw:text-style-name="P10" svg:width="0.7004in" svg:height="0.1717in" draw:control="control20"/></text:p>
            </table:table-cell>
          </table:table-row>
          <table:table-row table:style-name="Table1.7">
            <table:table-cell table:style-name="Table1.A2" office:value-type="string">
              <text:p text:style-name="P7">CHA</text:p>
            </table:table-cell>
            <table:table-cell table:style-name="Table1.A2" office:value-type="string">
              <text:p text:style-name="P6"><draw:control text:anchor-type="as-char" draw:z-index="8" draw:style-name="gr4" draw:text-style-name="P10" svg:width="0.7134in" svg:height="0.1717in" draw:control="control9"/></text:p>
            </table:table-cell>
            <table:table-cell table:style-name="Table1.A2" office:value-type="string">
              <text:p text:style-name="P6"><draw:control text:anchor-type="as-char" draw:z-index="14" draw:style-name="gr4" draw:text-style-name="P10" svg:width="0.9169in" svg:height="0.1717in" draw:control="control15"/></text:p>
            </table:table-cell>
            <table:table-cell table:style-name="Table1.A2" office:value-type="string">
              <text:p text:style-name="P6"><draw:control text:anchor-type="as-char" draw:z-index="20" draw:style-name="gr4" draw:text-style-name="P10" svg:width="0.6988in" svg:height="0.1717in" draw:control="control21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Health</text:span></text:span><text:span text:style-name="Strong_20_Emphasis"><text:span text:style-name="T2"> <text:s text:c="66"/></text:span></text:span></text:p>
        <text:p text:style-name="P2"><text:span text:style-name="Strong_20_Emphasis"><text:span text:style-name="T2"/></text:span></text:p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6">Hit Points</text:p>
            </table:table-cell>
            <table:table-cell table:style-name="Table2.A1" office:value-type="string">
              <text:p text:style-name="P6">Regeneration Per Room</text:p>
            </table:table-cell>
          </table:table-row>
          <table:table-row table:style-name="Table2.2">
            <table:table-cell table:style-name="Table2.A2" office:value-type="string">
              <text:p text:style-name="P6"><draw:control text:anchor-type="as-char" draw:z-index="21" draw:style-name="gr4" draw:text-style-name="P10" svg:width="1.0122in" svg:height="0.1717in" draw:control="control22"/></text:p>
            </table:table-cell>
            <table:table-cell table:style-name="Table2.A2" office:value-type="string">
              <text:p text:style-name="P6"><draw:control text:anchor-type="as-char" draw:z-index="22" draw:style-name="gr4" draw:text-style-name="P10" svg:width="1.3504in" svg:height="0.1717in" draw:control="control23"/></text:p>
            </table:table-cell>
          </table:table-row>
        </table:table>
        <text:p text:style-name="Standard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aves</text:span></text:span><text:span text:style-name="Strong_20_Emphasis"><text:span text:style-name="T2"> <text:s text:c="68"/></text:span></text:span></text:p>
        <text:p text:style-name="P2"><text:span text:style-name="Strong_20_Emphasis"><text:span text:style-name="T2"/></text:span>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row>
            <table:table-cell table:style-name="Table3.A1" office:value-type="string">
              <text:p text:style-name="P6">Fortitude</text:p>
            </table:table-cell>
            <table:table-cell table:style-name="Table3.A1" office:value-type="string">
              <text:p text:style-name="P6">Reflex</text:p>
            </table:table-cell>
            <table:table-cell table:style-name="Table3.A1" office:value-type="string">
              <text:p text:style-name="P6">Will</text:p>
            </table:table-cell>
          </table:table-row>
          <table:table-row table:style-name="Table3.2">
            <table:table-cell table:style-name="Table3.A2" office:value-type="string">
              <text:p text:style-name="P6"><draw:control text:anchor-type="as-char" draw:z-index="23" draw:style-name="gr4" draw:text-style-name="P10" svg:width="1.0059in" svg:height="0.1717in" draw:control="control24"/></text:p>
            </table:table-cell>
            <table:table-cell table:style-name="Table3.A2" office:value-type="string">
              <text:p text:style-name="P6"><draw:control text:anchor-type="as-char" svg:y="-0.0898in" draw:z-index="24" draw:style-name="gr6" draw:text-style-name="P10" svg:width="1.0469in" svg:height="0.1717in" draw:control="control25"/></text:p>
            </table:table-cell>
            <table:table-cell table:style-name="Table3.A2" office:value-type="string">
              <text:p text:style-name="P6"><draw:control text:anchor-type="as-char" draw:z-index="25" draw:style-name="gr4" draw:text-style-name="P10" svg:width="0.9177in" svg:height="0.1717in" draw:control="control26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Melee </text:span></text:span><text:span text:style-name="Strong_20_Emphasis"><text:span text:style-name="T2"><text:s text:c="68"/></text:span></text:span></text:p>
        <text:p text:style-name="P2"><text:span text:style-name="Strong_20_Emphasis"><text:span text:style-name="T2"/></text:span></text:p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P6">Hit</text:p>
            </table:table-cell>
            <table:table-cell table:style-name="Table4.A1" office:value-type="string">
              <text:p text:style-name="P6">Damage</text:p>
            </table:table-cell>
            <table:table-cell table:style-name="Table4.A1" office:value-type="string">
              <text:p text:style-name="P6">AC</text:p>
            </table:table-cell>
          </table:table-row>
          <table:table-row table:style-name="Table4.2">
            <table:table-cell table:style-name="Table4.A2" office:value-type="string">
              <text:p text:style-name="P6"><draw:control text:anchor-type="as-char" draw:z-index="26" draw:style-name="gr4" draw:text-style-name="P10" svg:width="0.8122in" svg:height="0.1571in" draw:control="control27"/></text:p>
            </table:table-cell>
            <table:table-cell table:style-name="Table4.A2" office:value-type="string">
              <text:p text:style-name="P6"><draw:control text:anchor-type="as-char" draw:z-index="27" draw:style-name="gr4" draw:text-style-name="P10" svg:width="0.9252in" svg:height="0.1571in" draw:control="control28"/></text:p>
            </table:table-cell>
            <table:table-cell table:style-name="Table4.A2" office:value-type="string">
              <text:p text:style-name="P6"><draw:control text:anchor-type="as-char" draw:z-index="28" draw:style-name="gr4" draw:text-style-name="P10" svg:width="0.813in" svg:height="0.1571in" draw:control="control29"/></text:p>
            </table:table-cell>
          </table:table-row>
        </table:table>
        <text:p text:style-name="P3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Range</text:span></text:span><text:span text:style-name="Strong_20_Emphasis"><text:span text:style-name="T2"> <text:s text:c="67"/></text:span></text:span></text:p>
        <text:p text:style-name="P2"><text:span text:style-name="Strong_20_Emphasis"><text:span text:style-name="T2"/>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Hit</text:p>
            </table:table-cell>
            <table:table-cell table:style-name="Table5.A1" office:value-type="string">
              <text:p text:style-name="P6">Damage</text:p>
            </table:table-cell>
            <table:table-cell table:style-name="Table5.A1" office:value-type="string">
              <text:p text:style-name="P6">AC</text:p>
            </table:table-cell>
            <table:table-cell table:style-name="Table5.A1" office:value-type="string">
              <text:p text:style-name="P6">Missile AC</text:p>
            </table:table-cell>
          </table:table-row>
          <table:table-row table:style-name="Table5.2">
            <table:table-cell table:style-name="Table5.A2" office:value-type="string">
              <text:p text:style-name="P6"><draw:control text:anchor-type="as-char" draw:z-index="31" draw:style-name="gr4" draw:text-style-name="P10" svg:width="0.6287in" svg:height="0.2043in" draw:control="control32"/></text:p>
            </table:table-cell>
            <table:table-cell table:style-name="Table5.A2" office:value-type="string">
              <text:p text:style-name="P6"><draw:control text:anchor-type="as-char" draw:z-index="30" draw:style-name="gr4" draw:text-style-name="P10" svg:width="0.7024in" svg:height="0.1835in" draw:control="control31"/></text:p>
            </table:table-cell>
            <table:table-cell table:style-name="Table5.A2" office:value-type="string">
              <text:p text:style-name="P6"><draw:control text:anchor-type="as-char" draw:z-index="29" draw:style-name="gr4" draw:text-style-name="P10" svg:width="0.6594in" svg:height="0.1835in" draw:control="control30"/></text:p>
            </table:table-cell>
            <table:table-cell table:style-name="Table5.A2" office:value-type="string">
              <text:p text:style-name="P6"><draw:control text:anchor-type="as-char" draw:z-index="37" draw:style-name="gr4" draw:text-style-name="P10" svg:width="0.6969in" svg:height="0.1835in" draw:control="control38"/></text:p>
            </table:table-cell>
          </table:table-row>
        </table:table>
        <text:p text:style-name="P4"><text:span text:style-name="Strong_20_Emphasis"><text:span text:style-name="T5"/></text:span></text:p>
        <text:p text:style-name="Standard"><text:span text:style-name="Strong_20_Emphasis"><text:span text:style-name="T5"><text:s text:c="2"/></text:span></text:span><text:span text:style-name="Strong_20_Emphasis"><text:span text:style-name="T3">Spell</text:span></text:span><text:span text:style-name="Strong_20_Emphasis"><text:span text:style-name="T2"> <text:s text:c="69"/></text:span></text:span></text:p>
        <text:p text:style-name="P2"><text:span text:style-name="Strong_20_Emphasis"><text:span text:style-name="T2"/></text:span></text:p>
        <table:table table:name="Table6" table:style-name="Table6">
          <table:table-column table:style-name="Table6.A"/>
          <table:table-column table:style-name="Table6.B"/>
          <table:table-column table:style-name="Table6.C"/>
          <table:table-row>
            <table:table-cell table:style-name="Table6.A1" office:value-type="string">
              <text:p text:style-name="P6">Damage</text:p>
            </table:table-cell>
            <table:table-cell table:style-name="Table6.A1" office:value-type="string">
              <text:p text:style-name="P6">Heal</text:p>
            </table:table-cell>
            <table:table-cell table:style-name="Table6.A1" office:value-type="string">
              <text:p text:style-name="P6">Resistance</text:p>
            </table:table-cell>
          </table:table-row>
          <table:table-row table:style-name="Table6.2">
            <table:table-cell table:style-name="Table6.A2" office:value-type="string">
              <text:p text:style-name="P6"><draw:control text:anchor-type="as-char" draw:z-index="32" draw:style-name="gr4" draw:text-style-name="P10" svg:width="0.8559in" svg:height="0.1717in" draw:control="control33"/></text:p>
            </table:table-cell>
            <table:table-cell table:style-name="Table6.A2" office:value-type="string">
              <text:p text:style-name="P6"><draw:control text:anchor-type="as-char" draw:z-index="33" draw:style-name="gr4" draw:text-style-name="P10" svg:width="0.9504in" svg:height="0.1717in" draw:control="control34"/></text:p>
            </table:table-cell>
            <table:table-cell table:style-name="Table6.A2" office:value-type="string">
              <text:p text:style-name="P6"><draw:control text:anchor-type="as-char" draw:z-index="34" draw:style-name="gr4" draw:text-style-name="P10" svg:width="0.6953in" svg:height="0.1717in" draw:control="control35"/></text:p>
            </table:table-cell>
          </table:table-row>
        </table:table>
        <text:p text:style-name="Standard"/>
        <text:p text:style-name="Standard"><text:span text:style-name="Strong_20_Emphasis"><text:span text:style-name="T5"><text:s text:c="2"/></text:span></text:span><text:span text:style-name="Strong_20_Emphasis"><text:span text:style-name="T3">Retribution Damage <text:s/></text:span></text:span><text:span text:style-name="Strong_20_Emphasis"><text:span text:style-name="T2"><text:s text:c="42"/></text:span></text:span></text:p>
        <text:p text:style-name="P2"><text:span text:style-name="Strong_20_Emphasis"><text:span text:style-name="T2"/></text:span></text:p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6">Damage</text:p>
            </table:table-cell>
            <table:table-cell table:style-name="Table7.A1" office:value-type="string">
              <text:p text:style-name="P6">Types</text:p>
            </table:table-cell>
          </table:table-row>
          <table:table-row table:style-name="Table7.2">
            <table:table-cell table:style-name="Table7.A2" office:value-type="string">
              <text:p text:style-name="P6"><draw:control text:anchor-type="as-char" draw:z-index="36" draw:style-name="gr4" draw:text-style-name="P10" svg:width="0.6122in" svg:height="0.1717in" draw:control="control37"/></text:p>
            </table:table-cell>
            <table:table-cell table:style-name="Table7.A2" office:value-type="string">
              <text:p text:style-name="P6"><draw:control text:anchor-type="as-char" draw:z-index="35" draw:style-name="gr4" draw:text-style-name="P11" svg:width="2.3642in" svg:height="0.1717in" draw:control="control36"/></text:p>
            </table:table-cell>
          </table:table-row>
        </table:table>
        <text:p text:style-name="Standard"/>
      </text:section>
      <text:p text:style-name="Standard"><text:span text:style-name="Strong_20_Emphasis"><text:span text:style-name="T6"><text:s text:c="2"/></text:span></text:span><text:span text:style-name="Strong_20_Emphasis"><text:span text:style-name="T1">Damage Reduction</text:span></text:span><text:span text:style-name="Strong_20_Emphasis"><text:span text:style-name="T2"> <text:s text:c="128"/></text:span></text:span></text:p>
      <text:p text:style-name="P2"><text:span text:style-name="Strong_20_Emphasis"><text:span text:style-name="T2"/></text:span></text:p>
      <table:table table:name="Table8" table:style-name="Table8">
        <table:table-column table:style-name="Table8.A" table:number-columns-repeated="3"/>
        <table:table-column table:style-name="Table8.D" table:number-columns-repeated="2"/>
        <table:table-column table:style-name="Table8.F" table:number-columns-repeated="3"/>
        <table:table-column table:style-name="Table8.I"/>
        <table:table-column table:style-name="Table8.J"/>
        <table:table-column table:style-name="Table8.K"/>
        <table:table-row>
          <table:table-cell table:style-name="Table8.A1" office:value-type="string">
            <text:p text:style-name="P6">Melee</text:p>
          </table:table-cell>
          <table:table-cell table:style-name="Table8.A1" office:value-type="string">
            <text:p text:style-name="P6">Range</text:p>
          </table:table-cell>
          <table:table-cell table:style-name="Table8.A1" office:value-type="string">
            <text:p text:style-name="P6">Spell</text:p>
          </table:table-cell>
          <table:table-cell table:style-name="Table8.A1" office:value-type="string">
            <text:p text:style-name="P6">Fire</text:p>
          </table:table-cell>
          <table:table-cell table:style-name="Table8.A1" office:value-type="string">
            <text:p text:style-name="P6">Cold</text:p>
          </table:table-cell>
          <table:table-cell table:style-name="Table8.A1" office:value-type="string">
            <text:p text:style-name="P6">Shock</text:p>
          </table:table-cell>
          <table:table-cell table:style-name="Table8.A1" office:value-type="string">
            <text:p text:style-name="P6">Sonic</text:p>
          </table:table-cell>
          <table:table-cell table:style-name="Table8.A1" office:value-type="string">
            <text:p text:style-name="P6">Eldritch</text:p>
          </table:table-cell>
          <table:table-cell table:style-name="Table8.A1" office:value-type="string">
            <text:p text:style-name="P6">Poison</text:p>
          </table:table-cell>
          <table:table-cell table:style-name="Table8.A1" office:value-type="string">
            <text:p text:style-name="P6">Darkrift</text:p>
          </table:table-cell>
          <table:table-cell table:style-name="Table8.A1" office:value-type="string">
            <text:p text:style-name="P6">Sacred</text:p>
          </table:table-cell>
        </table:table-row>
        <table:table-row table:style-name="Table8.2">
          <table:table-cell table:style-name="Table8.A2" office:value-type="string">
            <text:p text:style-name="P6"><draw:control text:anchor-type="as-char" draw:z-index="42" draw:style-name="gr4" draw:text-style-name="P10" svg:width="0.4398in" svg:height="0.1768in" draw:control="control43"/></text:p>
          </table:table-cell>
          <table:table-cell table:style-name="Table8.A2" office:value-type="string">
            <text:p text:style-name="P6"><draw:control text:anchor-type="as-char" draw:z-index="43" draw:style-name="gr4" draw:text-style-name="P10" svg:width="0.4343in" svg:height="0.1768in" draw:control="control44"/></text:p>
          </table:table-cell>
          <table:table-cell table:style-name="Table8.A2" office:value-type="string">
            <text:p text:style-name="P6"><draw:control text:anchor-type="as-char" draw:z-index="44" draw:style-name="gr4" draw:text-style-name="P10" svg:width="0.3768in" svg:height="0.1768in" draw:control="control45"/></text:p>
          </table:table-cell>
          <table:table-cell table:style-name="Table8.A2" office:value-type="string">
            <text:p text:style-name="P6"><draw:control text:anchor-type="as-char" draw:z-index="45" draw:style-name="gr4" draw:text-style-name="P10" svg:width="0.4441in" svg:height="0.1768in" draw:control="control46"/></text:p>
          </table:table-cell>
          <table:table-cell table:style-name="Table8.A2" office:value-type="string">
            <text:p text:style-name="P6"><draw:control text:anchor-type="as-char" draw:z-index="46" draw:style-name="gr4" draw:text-style-name="P10" svg:width="0.4213in" svg:height="0.1768in" draw:control="control47"/></text:p>
          </table:table-cell>
          <table:table-cell table:style-name="Table8.A2" office:value-type="string">
            <text:p text:style-name="P6"><draw:control text:anchor-type="as-char" draw:z-index="47" draw:style-name="gr4" draw:text-style-name="P10" svg:width="0.4071in" svg:height="0.1768in" draw:control="control48"/></text:p>
          </table:table-cell>
          <table:table-cell table:style-name="Table8.A2" office:value-type="string">
            <text:p text:style-name="P6"><draw:control text:anchor-type="as-char" draw:z-index="48" draw:style-name="gr4" draw:text-style-name="P10" svg:width="0.4685in" svg:height="0.1768in" draw:control="control49"/></text:p>
          </table:table-cell>
          <table:table-cell table:style-name="Table8.A2" office:value-type="string">
            <text:p text:style-name="P6"><draw:control text:anchor-type="as-char" draw:z-index="49" draw:style-name="gr4" draw:text-style-name="P10" svg:width="0.4394in" svg:height="0.1768in" draw:control="control50"/></text:p>
          </table:table-cell>
          <table:table-cell table:style-name="Table8.A2" office:value-type="string">
            <text:p text:style-name="P6"><draw:control text:anchor-type="as-char" draw:z-index="50" draw:style-name="gr4" draw:text-style-name="P10" svg:width="0.437in" svg:height="0.1768in" draw:control="control51"/></text:p>
          </table:table-cell>
          <table:table-cell table:style-name="Table8.A2" office:value-type="string">
            <text:p text:style-name="P6"><draw:control text:anchor-type="as-char" draw:z-index="51" draw:style-name="gr4" draw:text-style-name="P10" svg:width="0.4378in" svg:height="0.1768in" draw:control="control52"/></text:p>
          </table:table-cell>
          <table:table-cell table:style-name="Table8.A2" office:value-type="string">
            <text:p text:style-name="P6"><draw:control text:anchor-type="as-char" draw:z-index="52" draw:style-name="gr4" draw:text-style-name="P10" svg:width="0.4323in" svg:height="0.1768in" draw:control="control53"/></text:p>
          </table:table-cell>
        </table:table-row>
      </table:table>
      <text:p text:style-name="Standard"><text:span text:style-name="Strong_20_Emphasis"><text:span text:style-name="T5"/></text:span></text:p>
      <text:p text:style-name="Standard"><text:span text:style-name="Strong_20_Emphasis"><text:span text:style-name="T5"><text:s text:c="2"/></text:span></text:span><text:span text:style-name="Strong_20_Emphasis"><text:span text:style-name="T1">Treasure Enhancements <text:s text:c="75"/></text:span></text:span><text:span text:style-name="Strong_20_Emphasis"><text:span text:style-name="T2"><text:s text:c="44"/></text:span></text:span></text:p>
      <text:p text:style-name="P2"><text:span text:style-name="Strong_20_Emphasis"><text:span text:style-name="T2"/>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6">Min</text:p>
          </table:table-cell>
          <table:table-cell table:style-name="Table10.A1" office:value-type="string">
            <text:p text:style-name="P6">Max</text:p>
          </table:table-cell>
        </table:table-row>
        <table:table-row table:style-name="Table10.2">
          <table:table-cell table:style-name="Table10.A2" office:value-type="string">
            <text:p text:style-name="P6"><draw:control text:anchor-type="as-char" draw:z-index="54" draw:style-name="gr4" draw:text-style-name="P10" svg:width="1.815in" svg:height="0.1717in" draw:control="control55"/></text:p>
          </table:table-cell>
          <table:table-cell table:style-name="Table10.A2" office:value-type="string">
            <text:p text:style-name="P6"><draw:control text:anchor-type="as-char" draw:z-index="53" draw:style-name="gr4" draw:text-style-name="P10" svg:width="1.7059in" svg:height="0.1717in" draw:control="control54"/></text:p>
          </table:table-cell>
        </table:table-row>
      </table:table>
      <text:p text:style-name="Standard"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Character Bonuses</text:span></text:span><text:span text:style-name="Strong_20_Emphasis"><text:span text:style-name="T2"> <text:s text:c="127"/></text:span></text:span></text:p>
      <text:p text:style-name="Standard"><draw:control text:anchor-type="paragraph" draw:z-index="55" draw:style-name="gr1" draw:text-style-name="P11" svg:width="1.6713in" svg:height="0.3303in" svg:x="0.122in" svg:y="0in" draw:control="control56"/><draw:control text:anchor-type="char" draw:z-index="60" draw:style-name="gr9" draw:text-style-name="P11" svg:width="0.9606in" svg:height="0.1717in" svg:x="1.772in" svg:y="0.0799in" draw:control="control61"/><text:span text:style-name="Strong_20_Emphasis"/></text:p>
      <text:p text:style-name="Standard"><draw:control text:anchor-type="paragraph" draw:z-index="56" draw:style-name="gr1" draw:text-style-name="P11" svg:width="1.6713in" svg:height="0.3303in" svg:x="0.122in" svg:y="0.0402in" draw:control="control57"/><draw:control text:anchor-type="char" draw:z-index="61" draw:style-name="gr9" draw:text-style-name="P11" svg:width="0.9598in" svg:height="0.1669in" svg:x="1.4047in" svg:y="0.1201in" draw:control="control62"/><text:span text:style-name="Strong_20_Emphasis"/></text:p>
      <text:p text:style-name="Standard"><draw:control text:anchor-type="paragraph" draw:z-index="58" draw:style-name="gr1" draw:text-style-name="P11" svg:width="1.6713in" svg:height="0.3303in" svg:x="0.122in" svg:y="0.0902in" draw:control="control59"/><draw:control text:anchor-type="paragraph" draw:z-index="57" draw:style-name="gr1" draw:text-style-name="P11" svg:width="0.6079in" svg:height="0.3303in" svg:x="2.2846in" svg:y="0.0902in" draw:control="control58"/><draw:control text:anchor-type="char" draw:z-index="62" draw:style-name="gr9" draw:text-style-name="P11" svg:width="0.4335in" svg:height="0.1906in" svg:x="1.4028in" svg:y="0.1646in" draw:control="control63"/><draw:control text:anchor-type="char" draw:z-index="63" draw:style-name="gr9" draw:text-style-name="P11" svg:width="0.8969in" svg:height="0.2425in" svg:x="2.7827in" svg:y="0.1752in" draw:control="control64"/><text:span text:style-name="Strong_20_Emphasis"/></text:p>
      <text:p text:style-name="Standard"><draw:control text:anchor-type="paragraph" draw:z-index="59" draw:style-name="gr1" draw:text-style-name="P11" svg:width="1.6713in" svg:height="0.3303in" svg:x="0.122in" svg:y="0.1402in" draw:control="control60"/><text:span text:style-name="Strong_20_Emphasis"/></text:p>
      <text:p text:style-name="Standard"><draw:control text:anchor-type="char" draw:z-index="64" draw:style-name="gr9" draw:text-style-name="P11" svg:width="0.8969in" svg:height="0.2425in" svg:x="1.3626in" svg:y="0.0299in" draw:control="control65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text:span text:style-name="Strong_20_Emphasis"/></text:p>
      <text:p text:style-name="Standard"><text:span text:style-name="Strong_20_Emphasis"><text:span text:style-name="T5"><text:s text:c="3"/></text:span></text:span><text:span text:style-name="Strong_20_Emphasis"><text:span text:style-name="T1">Items List <text:s text:c="14"/></text:span></text:span><text:span text:style-name="Strong_20_Emphasis"><text:span text:style-name="T2"><text:s text:c="128"/></text:span></text:span></text:p>
      <text:p text:style-name="Standard"><draw:control text:anchor-type="paragraph" draw:z-index="65" draw:style-name="gr2" draw:text-style-name="P12" svg:width="3.2469in" svg:height="9.0087in" svg:x="0.1327in" svg:y="0.0154in" draw:control="control66"/><draw:control text:anchor-type="paragraph" draw:z-index="123" draw:style-name="gr2" draw:text-style-name="P12" svg:width="3.2469in" svg:height="9.0087in" svg:x="3.5909in" svg:y="0.0098in" draw:control="control122"/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pan text:style-name="Strong_20_Emphasis"/></text:p>
      <text:p text:style-name="Standard"><text:soft-page-break/></text:p>
      <text:p text:style-name="Standard"><text:span text:style-name="Strong_20_Emphasis"><text:span text:style-name="T4"><text:s text:c="3"/></text:span></text:span><text:span text:style-name="Strong_20_Emphasis"><text:span text:style-name="T1">F</text:span></text:span><text:span text:style-name="Strong_20_Emphasis"><text:span text:style-name="T1">or Coach Use Only <text:s text:c="9"/></text:span></text:span><text:span text:style-name="Strong_20_Emphasis"><text:span text:style-name="T2"><text:s text:c="116"/></text:span></text:span></text:p>
      <text:p text:style-name="Standard"><draw:frame draw:style-name="fr1" draw:name="graphics1" text:anchor-type="paragraph" svg:x="0in" svg:y="0.0866in" svg:width="6.9252in" svg:height="0.9866in" draw:z-index="66"><draw:image xlink:href="Pictures/20000007000070A900000CECB42A4964.svm" xlink:type="simple" xlink:show="embed" xlink:actuate="onLoad"/></draw:frame><draw:control text:anchor-type="paragraph" draw:z-index="77" draw:style-name="gr1" draw:text-style-name="P11" svg:width="0.0177in" svg:height="0.0012in" svg:x="4.5417in" svg:y="0.7264in" draw:control="control77"/><draw:control text:anchor-type="paragraph" draw:z-index="78" draw:style-name="gr12" draw:text-style-name="P11" svg:width="0.2205in" svg:height="0.2894in" svg:x="4.3335in" svg:y="0.6799in" draw:control="control78"/><draw:control text:anchor-type="paragraph" draw:z-index="79" draw:style-name="gr1" draw:text-style-name="P13" svg:width="0.1205in" svg:height="0.1406in" svg:x="4.3701in" svg:y="0.75in" draw:control="control79"/><draw:control text:anchor-type="paragraph" draw:z-index="80" draw:style-name="gr12" draw:text-style-name="P11" svg:width="0.2205in" svg:height="0.3634in" svg:x="4.6055in" svg:y="0.6161in" draw:control="control80"/><draw:control text:anchor-type="paragraph" draw:z-index="81" draw:style-name="gr1" draw:text-style-name="P13" svg:width="0.1205in" svg:height="0.1406in" svg:x="4.6701in" svg:y="0.75in" draw:control="control81"/><draw:control text:anchor-type="paragraph" draw:z-index="82" draw:style-name="gr1" draw:text-style-name="P13" svg:width="0.1205in" svg:height="0.1406in" svg:x="4.9598in" svg:y="0.75in" draw:control="control82"/><draw:control text:anchor-type="paragraph" draw:z-index="83" draw:style-name="gr12" draw:text-style-name="P11" svg:width="0.2969in" svg:height="0.128in" svg:x="0.5138in" svg:y="0.6in" draw:control="control83"/><draw:control text:anchor-type="paragraph" draw:z-index="84" draw:style-name="gr12" draw:text-style-name="P11" svg:width="0.2969in" svg:height="0.128in" svg:x="0.0453in" svg:y="0.6098in" draw:control="control84"/><draw:control text:anchor-type="paragraph" draw:z-index="85" draw:style-name="gr12" draw:text-style-name="P11" svg:width="0.2969in" svg:height="0.128in" svg:x="2.9146in" svg:y="0.6in" draw:control="control85"/><draw:control text:anchor-type="paragraph" draw:z-index="86" draw:style-name="gr12" draw:text-style-name="P11" svg:width="0.2969in" svg:height="0.128in" svg:x="3.2744in" svg:y="0.6098in" draw:control="control86"/><draw:control text:anchor-type="paragraph" draw:z-index="87" draw:style-name="gr12" draw:text-style-name="P11" svg:width="0.2969in" svg:height="0.128in" svg:x="3.6346in" svg:y="0.6in" draw:control="control87"/><draw:control text:anchor-type="paragraph" draw:z-index="88" draw:style-name="gr13" draw:text-style-name="P11" svg:width="0.2969in" svg:height="0.128in" svg:x="0.9425in" svg:y="0.6in" draw:control="control88"/><draw:control text:anchor-type="paragraph" draw:z-index="89" draw:style-name="gr12" draw:text-style-name="P11" svg:width="0.2969in" svg:height="0.128in" svg:x="1.3299in" svg:y="0.6in" draw:control="control89"/><draw:control text:anchor-type="paragraph" draw:z-index="90" draw:style-name="gr13" draw:text-style-name="P11" svg:width="0.2969in" svg:height="0.128in" svg:x="2.2043in" svg:y="0.6in" draw:control="control90"/><draw:control text:anchor-type="paragraph" draw:z-index="91" draw:style-name="gr1" draw:text-style-name="P13" svg:width="0.1205in" svg:height="0.1205in" svg:x="0.7811in" svg:y="0.5902in" draw:control="control91"/><draw:control text:anchor-type="paragraph" draw:z-index="92" draw:style-name="gr1" draw:text-style-name="P13" svg:width="0.1205in" svg:height="0.1205in" svg:x="0.7811in" svg:y="0.7098in" draw:control="control92"/><draw:control text:anchor-type="paragraph" draw:z-index="93" draw:style-name="gr1" draw:text-style-name="P13" svg:width="0.1205in" svg:height="0.1205in" svg:x="0.7811in" svg:y="0.8201in" draw:control="control93"/><draw:control text:anchor-type="paragraph" draw:z-index="94" draw:style-name="gr1" draw:text-style-name="P13" svg:width="0.1205in" svg:height="0.1205in" svg:x="0.7811in" svg:y="0.9402in" draw:control="control94"/><draw:control text:anchor-type="paragraph" draw:z-index="95" draw:style-name="gr1" draw:text-style-name="P13" svg:width="0.1205in" svg:height="0.1205in" svg:x="0.3701in" svg:y="0.5902in" draw:control="control95"/><draw:control text:anchor-type="paragraph" draw:z-index="96" draw:style-name="gr1" draw:text-style-name="P13" svg:width="0.1205in" svg:height="0.1205in" svg:x="0.3701in" svg:y="0.7098in" draw:control="control96"/><draw:control text:anchor-type="paragraph" draw:z-index="97" draw:style-name="gr1" draw:text-style-name="P13" svg:width="0.1205in" svg:height="0.1205in" svg:x="0.3701in" svg:y="0.8201in" draw:control="control97"/><draw:control text:anchor-type="paragraph" draw:z-index="98" draw:style-name="gr1" draw:text-style-name="P13" svg:width="0.1205in" svg:height="0.1205in" svg:x="0.3701in" svg:y="0.9402in" draw:control="control98"/><draw:control text:anchor-type="paragraph" draw:z-index="99" draw:style-name="gr1" draw:text-style-name="P13" svg:width="0.1205in" svg:height="0.1205in" svg:x="2.0598in" svg:y="0.5902in" draw:control="control99"/><draw:control text:anchor-type="paragraph" draw:z-index="100" draw:style-name="gr1" draw:text-style-name="P13" svg:width="0.1205in" svg:height="0.1205in" svg:x="2.0598in" svg:y="0.7098in" draw:control="control100"/><draw:control text:anchor-type="paragraph" draw:z-index="101" draw:style-name="gr1" draw:text-style-name="P13" svg:width="0.1205in" svg:height="0.1205in" svg:x="2.0598in" svg:y="0.8201in" draw:control="control101"/><draw:control text:anchor-type="paragraph" draw:z-index="102" draw:style-name="gr1" draw:text-style-name="P13" svg:width="0.1205in" svg:height="0.1205in" svg:x="2.0598in" svg:y="0.9402in" draw:control="control102"/><draw:control text:anchor-type="paragraph" draw:z-index="103" draw:style-name="gr1" draw:text-style-name="P13" svg:width="0.1205in" svg:height="0.1205in" svg:x="4.1598in" svg:y="0.5902in" draw:control="control103"/><draw:control text:anchor-type="paragraph" draw:z-index="104" draw:style-name="gr1" draw:text-style-name="P13" svg:width="0.1205in" svg:height="0.1205in" svg:x="4.1598in" svg:y="0.7098in" draw:control="control104"/><draw:control text:anchor-type="paragraph" draw:z-index="105" draw:style-name="gr1" draw:text-style-name="P13" svg:width="0.1205in" svg:height="0.1205in" svg:x="4.1598in" svg:y="0.8201in" draw:control="control105"/><draw:control text:anchor-type="paragraph" draw:z-index="106" draw:style-name="gr1" draw:text-style-name="P13" svg:width="0.1205in" svg:height="0.1205in" svg:x="4.1598in" svg:y="0.9402in" draw:control="control106"/><draw:control text:anchor-type="paragraph" draw:z-index="107" draw:style-name="gr1" draw:text-style-name="P13" svg:width="0.1205in" svg:height="0.1205in" svg:x="1.65in" svg:y="0.5902in" draw:control="control107"/><draw:control text:anchor-type="paragraph" draw:z-index="108" draw:style-name="gr1" draw:text-style-name="P13" svg:width="0.1205in" svg:height="0.1205in" svg:x="1.65in" svg:y="0.7098in" draw:control="control108"/><draw:control text:anchor-type="paragraph" draw:z-index="109" draw:style-name="gr1" draw:text-style-name="P13" svg:width="0.1205in" svg:height="0.1205in" svg:x="1.65in" svg:y="0.8201in" draw:control="control109"/><draw:control text:anchor-type="paragraph" draw:z-index="110" draw:style-name="gr1" draw:text-style-name="P13" svg:width="0.1205in" svg:height="0.1205in" svg:x="1.65in" svg:y="0.9402in" draw:control="control110"/><draw:control text:anchor-type="paragraph" draw:z-index="111" draw:style-name="gr1" draw:text-style-name="P13" svg:width="0.1205in" svg:height="0.1205in" svg:x="3.9701in" svg:y="0.5902in" draw:control="control111"/><draw:control text:anchor-type="paragraph" draw:z-index="112" draw:style-name="gr1" draw:text-style-name="P13" svg:width="0.1205in" svg:height="0.1205in" svg:x="3.9701in" svg:y="0.7098in" draw:control="control112"/><draw:control text:anchor-type="paragraph" draw:z-index="113" draw:style-name="gr1" draw:text-style-name="P13" svg:width="0.1205in" svg:height="0.1205in" svg:x="3.9701in" svg:y="0.8201in" draw:control="control113"/><draw:control text:anchor-type="paragraph" draw:z-index="114" draw:style-name="gr1" draw:text-style-name="P13" svg:width="0.1205in" svg:height="0.1205in" svg:x="3.9701in" svg:y="0.9402in" draw:control="control114"/><draw:control text:anchor-type="paragraph" draw:z-index="120" draw:style-name="gr12" draw:text-style-name="P11" svg:width="0.3122in" svg:height="0.435in" svg:x="6.2091in" svg:y="0.5984in" draw:control="control119"/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aun Reynolds</meta:initial-creator>
    <meta:creation-date>2017-02-25T09:49:14.12</meta:creation-date>
    <dc:date>2017-02-26T16:06:03.45</dc:date>
    <dc:creator>Shaun Reynolds</dc:creator>
    <meta:editing-duration>P1DT2H4M27S</meta:editing-duration>
    <meta:editing-cycles>80</meta:editing-cycles>
    <meta:generator>OpenOffice/4.1.2$Win32 OpenOffice.org_project/412m3$Build-9782</meta:generator>
    <meta:document-statistic meta:table-count="9" meta:image-count="1" meta:object-count="0" meta:page-count="3" meta:paragraph-count="100" meta:word-count="64" meta:character-count="1603"/>
  </office:meta>
</office:document-meta>
</file>